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New" svg:font-family="'Courier New'" style:font-pitch="variable"/>
    <style:font-face style:name="Courier New1"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WW8Num69"/>
    <style:style style:name="P2" style:family="paragraph" style:parent-style-name="Standard">
      <style:text-properties style:font-name="Garamond" style:font-name-complex="Garamond"/>
    </style:style>
    <style:style style:name="P3" style:family="paragraph" style:parent-style-name="Standard">
      <style:paragraph-properties fo:text-align="justify" style:justify-single-word="false"/>
      <style:text-properties style:font-name="Garamond" style:font-name-complex="Garamond"/>
    </style:style>
    <style:style style:name="P4" style:family="paragraph" style:parent-style-name="Standard">
      <style:paragraph-properties fo:text-align="justify" style:justify-single-word="false">
        <style:tab-stops>
          <style:tab-stop style:position="14.753cm"/>
        </style:tab-stops>
      </style:paragraph-properties>
      <style:text-properties style:font-name="Garamond" style:font-name-complex="Garamond"/>
    </style:style>
    <style:style style:name="P5" style:family="paragraph" style:parent-style-name="Standard" style:list-style-name="WW8Num57">
      <style:paragraph-properties fo:text-align="justify" style:justify-single-word="false"/>
      <style:text-properties style:font-name="Garamond" style:font-name-complex="Garamond"/>
    </style:style>
    <style:style style:name="P6" style:family="paragraph" style:parent-style-name="Standard" style:list-style-name="WW8Num94">
      <style:paragraph-properties fo:text-align="justify" style:justify-single-word="false"/>
      <style:text-properties style:font-name="Garamond" style:font-name-complex="Garamond"/>
    </style:style>
    <style:style style:name="P7" style:family="paragraph" style:parent-style-name="Standard" style:list-style-name="WW8Num69">
      <style:paragraph-properties fo:text-align="justify" style:justify-single-word="false"/>
      <style:text-properties style:font-name="Garamond" style:font-name-complex="Garamond"/>
    </style:style>
    <style:style style:name="P8" style:family="paragraph" style:parent-style-name="Standard">
      <style:paragraph-properties>
        <style:tab-stops>
          <style:tab-stop style:position="14.753cm"/>
        </style:tab-stops>
      </style:paragraph-properties>
      <style:text-properties style:font-name="Garamond" style:font-name-complex="Garamond"/>
    </style:style>
    <style:style style:name="P9" style:family="paragraph" style:parent-style-name="Standard">
      <style:paragraph-properties fo:text-align="center" style:justify-single-word="false">
        <style:tab-stops>
          <style:tab-stop style:position="14.753cm"/>
        </style:tab-stops>
      </style:paragraph-properties>
      <style:text-properties style:font-name="Garamond" style:font-name-complex="Garamond"/>
    </style:style>
    <style:style style:name="P10" style:family="paragraph" style:parent-style-name="Standard">
      <style:paragraph-properties fo:text-align="center" style:justify-single-word="false"/>
      <style:text-properties style:font-name="Garamond" fo:font-size="14pt" fo:font-weight="bold" style:font-size-asian="14pt" style:font-weight-asian="bold" style:font-name-complex="Garamond" style:font-size-complex="14pt" style:font-weight-complex="bold"/>
    </style:style>
    <style:style style:name="P11" style:family="paragraph" style:parent-style-name="Standard">
      <style:paragraph-properties fo:text-align="end" style:justify-single-word="false"/>
      <style:text-properties style:font-name="Garamond" fo:font-weight="bold" style:font-weight-asian="bold" style:font-name-complex="Garamond" style:font-weight-complex="bold"/>
    </style:style>
    <style:style style:name="P12" style:family="paragraph" style:parent-style-name="Standard">
      <style:paragraph-properties fo:text-align="justify" style:justify-single-word="false"/>
      <style:text-properties style:font-name="Garamond" fo:font-weight="bold" style:font-weight-asian="bold" style:font-name-complex="Garamond" style:font-weight-complex="bold"/>
    </style:style>
    <style:style style:name="P13" style:family="paragraph" style:parent-style-name="Standard" style:list-style-name="WW8Num57">
      <style:paragraph-properties fo:text-align="justify" style:justify-single-word="false"/>
    </style:style>
    <style:style style:name="P14" style:family="paragraph" style:parent-style-name="Standard" style:list-style-name="WW8Num94">
      <style:paragraph-properties fo:text-align="justify" style:justify-single-word="false"/>
    </style:style>
    <style:style style:name="P15" style:family="paragraph" style:parent-style-name="Standard" style:list-style-name="WW8Num69">
      <style:paragraph-properties fo:text-align="justify" style:justify-single-word="false"/>
    </style:style>
    <style:style style:name="P16" style:family="paragraph" style:parent-style-name="Standard">
      <style:paragraph-properties fo:margin-left="12.488cm" fo:margin-right="0cm" fo:text-align="end" style:justify-single-word="false" fo:text-indent="1.249cm" style:auto-text-indent="false"/>
      <style:text-properties style:font-name="Garamond" fo:font-weight="bold" style:font-weight-asian="bold" style:font-name-complex="Garamond" style:font-weight-complex="bold"/>
    </style:style>
    <style:style style:name="P17" style:family="paragraph" style:parent-style-name="Standard" style:list-style-name="WW8Num57">
      <style:paragraph-properties fo:margin-left="1.251cm" fo:margin-right="0cm" fo:text-align="justify" style:justify-single-word="false" fo:text-indent="-0.635cm" style:auto-text-indent="false"/>
      <style:text-properties style:font-name="Garamond" style:font-name-complex="Garamond"/>
    </style:style>
    <style:style style:name="P18" style:family="paragraph" style:parent-style-name="Standard" style:list-style-name="WW8Num94">
      <style:paragraph-properties fo:margin-left="1.251cm" fo:margin-right="0cm" fo:text-align="justify" style:justify-single-word="false" fo:text-indent="-0.635cm" style:auto-text-indent="false"/>
      <style:text-properties style:font-name="Garamond" style:font-name-complex="Garamond"/>
    </style:style>
    <style:style style:name="P19" style:family="paragraph" style:parent-style-name="Standard" style:list-style-name="WW8Num69">
      <style:paragraph-properties fo:margin-left="1.251cm" fo:margin-right="0cm" fo:text-align="justify" style:justify-single-word="false" fo:text-indent="-0.635cm" style:auto-text-indent="false"/>
      <style:text-properties style:font-name="Garamond" style:font-name-complex="Garamond"/>
    </style:style>
    <style:style style:name="P20" style:family="paragraph" style:parent-style-name="Standard" style:list-style-name="WW8Num69">
      <style:paragraph-properties fo:margin-left="1.251cm" fo:margin-right="0cm" fo:text-align="justify" style:justify-single-word="false" fo:text-indent="-0.635cm" style:auto-text-indent="false"/>
    </style:style>
    <style:style style:name="P21" style:family="paragraph" style:parent-style-name="Standard">
      <style:paragraph-properties fo:margin-left="0.635cm" fo:margin-right="0cm" fo:text-align="end" style:justify-single-word="false" fo:text-indent="0cm" style:auto-text-indent="false">
        <style:tab-stops>
          <style:tab-stop style:position="14.753cm"/>
        </style:tab-stops>
      </style:paragraph-properties>
      <style:text-properties style:font-name="Garamond" fo:font-style="italic" fo:font-weight="bold" style:font-style-asian="italic" style:font-weight-asian="bold" style:font-name-complex="Garamond" style:font-style-complex="italic" style:font-weight-complex="bold"/>
    </style:style>
    <style:style style:name="P22" style:family="paragraph" style:parent-style-name="Standard">
      <style:paragraph-properties fo:margin-left="0.25cm" fo:margin-right="0cm" fo:text-align="justify" style:justify-single-word="false" fo:text-indent="-0.25cm" style:auto-text-indent="false"/>
      <style:text-properties style:font-name="Garamond" fo:font-size="10pt" style:font-size-asian="10pt" style:font-name-complex="Garamond" style:font-size-complex="10pt"/>
    </style:style>
    <style:style style:name="P23" style:family="paragraph" style:parent-style-name="numeroMois">
      <style:paragraph-properties fo:text-align="start" style:justify-single-word="false"/>
      <style:text-properties fo:font-style="normal" style:font-style-asian="normal" style:font-style-complex="normal"/>
    </style:style>
    <style:style style:name="P24" style:family="paragraph" style:parent-style-name="numeroPage" style:master-page-name="Standard">
      <style:paragraph-properties style:page-number="auto"/>
    </style:style>
    <style:style style:name="P25" style:family="paragraph" style:parent-style-name="numeroPage">
      <style:paragraph-properties fo:break-before="page"/>
    </style:style>
    <style:style style:name="P26" style:family="paragraph" style:parent-style-name="Footnote">
      <style:text-properties style:font-name="Garamond" style:font-name-complex="Garamond"/>
    </style:style>
    <style:style style:name="P27" style:family="paragraph" style:parent-style-name="Footnote">
      <style:paragraph-properties fo:text-align="justify" style:justify-single-word="false"/>
      <style:text-properties style:font-name="Garamond" style:font-name-complex="Garamond"/>
    </style:style>
    <style:style style:name="P28" style:family="paragraph" style:parent-style-name="Footnote">
      <style:paragraph-properties fo:text-align="justify" style:justify-single-word="false"/>
    </style:style>
    <style:style style:name="P29" style:family="paragraph" style:parent-style-name="Footnote">
      <style:paragraph-properties fo:margin-left="0.25cm" fo:margin-right="0cm" fo:text-align="justify" style:justify-single-word="false" fo:text-indent="-0.25cm" style:auto-text-indent="false"/>
      <style:text-properties style:font-name="Garamond" style:font-name-complex="Garamond"/>
    </style:style>
    <style:style style:name="P30" style:family="paragraph" style:parent-style-name="Footnote">
      <style:paragraph-properties fo:margin-left="0.318cm" fo:margin-right="0cm" fo:text-align="justify" style:justify-single-word="false" fo:text-indent="-0.318cm" style:auto-text-indent="false"/>
    </style:style>
    <style:style style:name="P31" style:family="paragraph" style:parent-style-name="titreAnnee">
      <style:paragraph-properties fo:text-align="center" style:justify-single-word="false"/>
      <style:text-properties fo:font-style="normal" style:font-style-asian="normal" style:font-style-complex="normal"/>
    </style:style>
    <style:style style:name="P32" style:family="paragraph" style:parent-style-name="nomMois">
      <style:text-properties fo:font-style="normal" style:font-style-asian="normal" style:font-style-complex="normal"/>
    </style:style>
    <style:style style:name="T1" style:family="text">
      <style:text-properties style:font-name="Garamond" style:font-name-complex="Garamond"/>
    </style:style>
    <style:style style:name="T2" style:family="text">
      <style:text-properties style:font-name="Garamond" style:font-name-complex="Garamond" style:font-weight-complex="bold"/>
    </style:style>
    <style:style style:name="T3" style:family="text">
      <style:text-properties style:font-name="Garamond" style:text-underline-style="solid" style:text-underline-width="auto" style:text-underline-color="font-color" style:font-name-complex="Garamond"/>
    </style:style>
    <style:style style:name="T4" style:family="text">
      <style:text-properties style:font-name="Garamond" fo:font-style="italic" style:font-style-asian="italic" style:font-name-complex="Garamond"/>
    </style:style>
    <style:style style:name="T5" style:family="text">
      <style:text-properties style:font-name="Garamond" fo:font-style="italic" style:font-style-asian="italic" style:font-name-complex="Garamond" style:font-style-complex="italic"/>
    </style:style>
    <style:style style:name="T6" style:family="text">
      <style:text-properties style:font-name="Garamond" fo:font-weight="bold" style:font-weight-asian="bold" style:font-name-complex="Garamond"/>
    </style:style>
    <style:style style:name="T7" style:family="text">
      <style:text-properties style:font-name="Garamond" fo:font-weight="bold" style:font-weight-asian="bold" style:font-name-complex="Garamond" style:font-weight-complex="bold"/>
    </style:style>
    <style:style style:name="T8" style:family="text">
      <style:text-properties style:text-position="super 58%" style:font-name="Garamond" style:font-name-complex="Garamond"/>
    </style:style>
    <style:style style:name="T9" style:family="text">
      <style:text-properties style:text-position="super 58%" style:font-name="Garamond" fo:font-weight="bold" style:font-weight-asian="bold" style:font-name-complex="Garamond" style:font-weight-complex="bold"/>
    </style:style>
    <style:style style:name="T10" style:family="text">
      <style:text-properties style:text-position="super 58%" style:font-name="Garamond" fo:font-style="italic" style:font-style-asian="italic" style:font-name-complex="Garamond" style:font-style-complex="italic"/>
    </style:style>
    <style:style style:name="T11" style:family="text">
      <style:text-properties fo:color="#000000" style:font-name="Garamond" style:font-name-complex="Garamo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f. 1]</text:p>
      <text:p text:style-name="debutAnnee"/>
      <text:p text:style-name="P10"/>
      <text:p text:style-name="P10"/>
      <text:p text:style-name="P10"/>
      <text:p text:style-name="P10"/>
      <text:p text:style-name="P10"/>
      <text:p text:style-name="P10"/>
      <text:p text:style-name="P10"/>
      <text:p text:style-name="P10"/>
      <text:p text:style-name="P10"/>
      <text:p text:style-name="P10"/>
      <text:p text:style-name="P31">Bibliothèque S[ain]te-Geneviève<text:line-break/>1843<text:line-break/>Journal des travaux</text:p>
      <text:p text:style-name="P4"><text:tab/><text:tab/><text:tab/><text:tab/><text:tab/><text:tab/><text:tab/></text:p>
      <text:p text:style-name="P25">[f. 2]</text:p>
      <text:p text:style-name="P16"/>
      <text:p text:style-name="P32">Août 1843</text:p>
      <text:p text:style-name="P23">1</text:p>
      <text:p text:style-name="P3"/>
      <text:list xml:id="list1093601509018893677" text:style-name="WW8Num57">
        <text:list-item>
          <text:p text:style-name="P13"><text:span text:style-name="T1">Le 31 juillet toute l’agence a été convoquée au bureau||pour les instructions générales.</text:span><text:span text:style-name="Footnote_20_Symbol"><text:span text:style-name="T1"><text:note text:id="ftn1" text:note-class="footnote"><text:note-citation>1</text:note-citation><text:note-body><text:p text:style-name="P29"><text:s/>L’agence avait été formée le 18 juillet, et la loi autorisant la construction de la nouvelle bibliothèque votée le 19 juillet 1843. BSG ms 4273, F 18146 : « Plan général du Panthéon et de ses abords actuels ou projetés. Projet d’un bâtiment à ériger sur l’ancienne prison Montaigu et destiné à recevoir la bibliothèque Sainte-Geneviève » (projet général présenté au Conseil des bâtiments civils en 1842 et adopté par les Chambres les 7 et 19 juillet) ; BSG ms 4273, F 18250 : « Ancienne prison de Montaigu », plan de situation indiquant les propriétés voisines, [1842]</text:p><text:p text:style-name="P29"/></text:note-body></text:note></text:span></text:span><text:span text:style-name="T1"> On a choisi dans les||vieux bâtiments une g[ran]de pièce pour le bureau sur la||rue des 7-Voies</text:span><text:span text:style-name="Footnote_20_Symbol"><text:span text:style-name="T1"><text:note text:id="ftn2" text:note-class="footnote"><text:note-citation>2</text:note-citation><text:note-body><text:p text:style-name="P27"><text:s/>Actuelle rue Valette</text:p><text:p text:style-name="P27"/></text:note-body></text:note></text:span></text:span><text:span text:style-name="T1"> et sur la cour. Le bureau provisoire pour la||tran[s]lation de la bibliothèque</text:span><text:span text:style-name="Footnote_20_Symbol"><text:span text:style-name="T1"><text:note text:id="ftn3" text:note-class="footnote"><text:note-citation>3</text:note-citation><text:note-body><text:p text:style-name="P29"><text:s/>Une bibliothèque provisoire pouvant accueillir deux cents lecteurs avait été aménagée dans une partie de l’ancienne prison, modifiée par Labrouste ; le dessin intitulé « Établissement provisoire dans une partie des bâtiments de l’ancien collège de Montaigu » (BSG ms 4273, F. 18137, postérieur au 15 janvier 1843) fournit les plans du rez-de-chaussée avant et après cet aménagement et indique en superposition le futur bâtiment sur la place du Panthéon ; cf. également F 18251 (installation transitoire à Montaigu, « Coupe latérale, plan du rez-de-chaussée, coupe générale du bâtiment [signé] Labrouste », [1842]) ; le transfert des livres avait été effectué entre le 15 et le 27 septembre 1842, pour une ouverture au public le 15 octobre.</text:p><text:p text:style-name="P27"/></text:note-body></text:note></text:span></text:span><text:span text:style-name="T1"> avait été établi sur la rue |Jean-Hubert</text:span><text:span text:style-name="Footnote_20_Symbol"><text:span text:style-name="T1"><text:note text:id="ftn4" text:note-class="footnote"><text:note-citation>4</text:note-citation><text:note-body><text:p text:style-name="P29"><text:s/>Ancienne rue des Chiens, qui bordait au sud l’ancien collège Sainte-Barbe et reliait les rues des Cholets et des Sept-Voies.</text:p><text:p text:style-name="P27"/></text:note-body></text:note></text:span></text:span><text:span text:style-name="T1">. </text:span><text:span text:style-name="T3">Ouverture des travaux</text:span><text:span text:style-name="T1">. Démolitions.</text:span></text:p>
        </text:list-item>
        <text:list-item>
          <text:p text:style-name="P5">Démolitions. Enlèvement de gravois et ordures dans||la cour. Carrelage du nouveau bureau.</text:p>
        </text:list-item>
        <text:list-item>
          <text:p text:style-name="P17">Démolitions. Enlèvement de gravois.</text:p>
        </text:list-item>
        <text:list-item>
          <text:p text:style-name="P17">On continue comme les jours précédents.</text:p>
        </text:list-item>
        <text:list-item>
          <text:p text:style-name="P13"><text:span text:style-name="T1">On continue les démolitions on commence la fouille||dans la cour de Montaigu pour la fondation du||mur de face sur la place du Panthéon après l’alignement</text:span><text:span text:style-name="Footnote_20_Symbol"><text:span text:style-name="T1"><text:note text:id="ftn5" text:note-class="footnote"><text:note-citation>5</text:note-citation><text:note-body><text:p text:style-name="P29"><text:s/>BSG ms 4273, F 18149</text:p><text:p text:style-name="P26"/></text:note-body></text:note></text:span></text:span><text:span text:style-name="T1">.</text:span></text:p>
        </text:list-item>
        <text:list-item>
          <text:p text:style-name="P17">Démolitions et terrasse.</text:p>
        </text:list-item>
        <text:list-item>
          <text:p text:style-name="P17">On continue.</text:p>
        </text:list-item>
        <text:list-item>
          <text:p text:style-name="P17">On continue comme la veille.</text:p>
        </text:list-item>
        <text:list-item>
          <text:p text:style-name="P13"><text:span text:style-name="T1">On continue. Nous prenons possession du nouveau||bureau. Nous recevons des magasins de l’île des Cygnes</text:span><text:span text:style-name="Footnote_20_Symbol"><text:span text:style-name="T1"><text:note text:id="ftn6" text:note-class="footnote"><text:note-citation>6</text:note-citation><text:note-body><text:p text:style-name="P29"><text:s/>Emplacement du Dépôt des marbres, dont Labrouste avait été également nommé architecte en 1838 (cf. f. 26, note au 6 juillet 1844).</text:p><text:p text:style-name="P27"/></text:note-body></text:note></text:span></text:span><text:span text:style-name="T1">||différents objets mobiliers. Tables trétteaux [</text:span><text:span text:style-name="T5">sic</text:span><text:span text:style-name="T1">] fontaine||balance et poids</text:span><text:span text:style-name="Footnote_20_Symbol"><text:span text:style-name="T1"><text:note text:id="ftn7" text:note-class="footnote"><text:note-citation>7</text:note-citation><text:note-body><text:p text:style-name="P27"><text:s/>Cf. BSG ms. 3914, f. 2</text:p></text:note-body></text:note></text:span></text:span><text:span text:style-name="T1">. Nous empruntons des chaises à la bibliothèque.</text:span></text:p>
        </text:list-item>
        <text:list-item>
          <text:p text:style-name="P5">Démolitions et terrasse.</text:p>
        </text:list-item>
        <text:list-item>
          <text:p text:style-name="P5">On continue comme la veille.</text:p>
        </text:list-item>
        <text:list-item>
          <text:p text:style-name="P5">On continue comme la veille.</text:p>
        </text:list-item>
        <text:list-item>
          <text:p text:style-name="P5">On continue comme les jours précédents.</text:p>
        </text:list-item>
        <text:list-item>
          <text:p text:style-name="P13"><text:span text:style-name="T1">On continue. 1</text:span><text:span text:style-name="T8">re </text:span><text:span text:style-name="T1">opération pour les alignements.</text:span></text:p>
        </text:list-item>
        <text:list-item>
          <text:p text:style-name="P5">On continue la démolition et les fouilles.</text:p>
        </text:list-item>
        <text:list-item>
          <text:p text:style-name="P5">On continue comme la veille.</text:p>
        </text:list-item>
      </text:list>
      <text:p text:style-name="P21"><text:s/></text:p>
      <text:p text:style-name="numeroPage">[f. 2v]</text:p>
      <text:p text:style-name="P4"/>
      <text:list xml:id="list621653940352238362" text:style-name="WW8Num94">
        <text:list-item>
          <text:p text:style-name="P6">On continue les démolitions et les fouilles.</text:p>
        </text:list-item>
        <text:list-item>
          <text:p text:style-name="P6"><text:soft-page-break/>On continue comme les jours précédents.</text:p>
        </text:list-item>
        <text:list-item>
          <text:p text:style-name="P6">On continue les démolitions et les fouilles.</text:p>
        </text:list-item>
        <text:list-item>
          <text:p text:style-name="P6">On continue comme la veille. Chaque jour on donne||en compte à l’entrepreneur des matériaux provenant||des démolitions de Montaigu. Tuiles. Carreaux. Charpente.</text:p>
        </text:list-item>
        <text:list-item>
          <text:p text:style-name="P18">On continue les démolitions et les fouilles.</text:p>
        </text:list-item>
        <text:list-item>
          <text:p text:style-name="P18">On continue les démolitions et les fouilles.</text:p>
        </text:list-item>
        <text:list-item>
          <text:p text:style-name="P6">On continue. On donne en compte des dal[l]es.||On commence à étayer les fouilles.</text:p>
        </text:list-item>
        <text:list-item>
          <text:p text:style-name="P6">Démolitions. Terrasses. On donne en compte des||matériaux. Nouvelle opération pour l’alignement.</text:p>
        </text:list-item>
        <text:list-item>
          <text:p text:style-name="P6">Démolitions et terrasse on continue à étayer||les terres des fouilles.</text:p>
        </text:list-item>
        <text:list-item>
          <text:p text:style-name="P18">On continue comme les jours précédents.</text:p>
        </text:list-item>
        <text:list-item>
          <text:p text:style-name="P18">On continue comme la veille. Étaiements.</text:p>
        </text:list-item>
        <text:list-item>
          <text:p text:style-name="P18">On continue comme les jours précédents.</text:p>
        </text:list-item>
        <text:list-item>
          <text:p text:style-name="P14"><text:span text:style-name="T1">On continue les démolitions et les fouilles on||donne en compte à l’entrepreneur des vieux matériaux</text:span><text:span text:style-name="Footnote_20_Symbol"><text:span text:style-name="T1"><text:note text:id="ftn8" text:note-class="footnote"><text:note-citation>8</text:note-citation><text:note-body><text:p text:style-name="P29"><text:s/>[Ce même jour ] Remise à l’entrepreneur d’un « Plan à hauteur du béton et des libages », d’après une mention portée sur un dessin du 21 octobre 1843 (BSG ms 4273, F 18150) : cf. note à cette date.</text:p></text:note-body></text:note></text:span></text:span><text:span text:style-name="T1">.</text:span></text:p>
        </text:list-item>
        <text:list-item>
          <text:p text:style-name="P6">Démolitions, terrasses. Étaiements.</text:p>
        </text:list-item>
        <text:list-item>
          <text:p text:style-name="P6">On continue comme les jours précédents.</text:p>
        </text:list-item>
      </text:list>
      <text:p text:style-name="P8"/>
      <text:p text:style-name="P9">______</text:p>
      <text:p text:style-name="P3"/>
      <text:p text:style-name="P3"/>
      <text:p text:style-name="P3"/>
      <text:p text:style-name="P3"/>
      <text:p text:style-name="P2"/>
      <text:p text:style-name="P2"/>
      <text:p text:style-name="P2"/>
      <text:p text:style-name="P2"/>
      <text:p text:style-name="P3"/>
      <text:p text:style-name="P3"/>
      <text:p text:style-name="numeroPage">[f. 3 : blanc]</text:p>
      <text:p text:style-name="numeroPage">[f.3v: blanc]</text:p>
      <text:p text:style-name="P25">[f. 4]</text:p>
      <text:p text:style-name="P11"/>
      <text:p text:style-name="P32">Septembre 1843</text:p>
      <text:p text:style-name="P23">2</text:p>
      <text:p text:style-name="P12"/>
      <text:list xml:id="list3737975820002854487" text:style-name="WW8Num69">
        <text:list-item>
          <text:p text:style-name="P7">On continue les fouilles et les démolitions.</text:p>
        </text:list-item>
        <text:list-item>
          <text:p text:style-name="P7">On continue on descend le béton.</text:p>
        </text:list-item>
        <text:list-item>
          <text:p text:style-name="P7">On continue comme la veille on commence l’approvision[-]||nement de pierres de libage.</text:p>
        </text:list-item>
        <text:list-item>
          <text:p text:style-name="P19">On continue comme la veille.</text:p>
        </text:list-item>
        <text:list-item>
          <text:p text:style-name="P7">On continue les démolitions. On bouche la porte de l’ancien||corps de garde pour n’avoir qu’une seule porte celle charretière.</text:p>
        </text:list-item>
        <text:list-item>
          <text:p text:style-name="P19">On continue.</text:p>
        </text:list-item>
        <text:list-item>
          <text:p text:style-name="P20"><text:span text:style-name="T1">On continue. Pose de la 1</text:span><text:span text:style-name="T8">re</text:span><text:span text:style-name="T1"> pierre de libage. </text:span><text:span text:style-name="T7">1</text:span><text:span text:style-name="T9">re</text:span><text:span text:style-name="T7"> pierre</text:span><text:span text:style-name="T1">. </text:span></text:p>
        </text:list-item>
        <text:list-item>
          <text:p text:style-name="P19">On continue comme la veille.</text:p>
        </text:list-item>
        <text:list-item>
          <text:p text:style-name="P19">Comme la veille.</text:p>
        </text:list-item>
        <text:list-item>
          <text:p text:style-name="P20"><text:span text:style-name="T4">Idem</text:span><text:span text:style-name="T1">.</text:span></text:p>
        </text:list-item>
        <text:list-item>
          <text:p text:style-name="P19">On continue comme la veille.</text:p>
        </text:list-item>
        <text:list-item>
          <text:p text:style-name="P15"><text:span text:style-name="T1">On continue comme les jours précédents. Visite de M. le||Ministre des Travaux publics</text:span><text:span text:style-name="Footnote_20_Symbol"><text:span text:style-name="T1"><text:note text:id="ftn9" text:note-class="footnote"><text:note-citation>9</text:note-citation><text:note-body><text:p text:style-name="P28"><text:span text:style-name="T1"><text:s/>Jean-Baptiste Teste (1780-1852), m</text:span><text:span text:style-name="T11">inistre des Travaux publics du 29 octobre 1840 au 16 décembre 1843</text:span></text:p><text:p text:style-name="P27"/></text:note-body></text:note></text:span></text:span><text:span text:style-name="T1"> et de M.</text:span><text:span text:style-name="T8"> </text:span><text:span text:style-name="T1">Denoue</text:span><text:span text:style-name="Footnote_20_Symbol"><text:span text:style-name="T1"><text:note text:id="ftn10" text:note-class="footnote"><text:note-citation>10</text:note-citation><text:note-body><text:p text:style-name="P28"><text:span text:style-name="T1"><text:s/></text:span><text:span text:style-name="T4">Sic</text:span><text:span text:style-name="T1"> pour « M. de Noue », chef de la division des Bâtiments civils au ministère des Travaux publics</text:span></text:p><text:p text:style-name="P27"/></text:note-body></text:note></text:span></text:span><text:span text:style-name="T1">. M.</text:span><text:span text:style-name="T8"> </text:span><text:span text:style-name="T1">Teste||promet à M. Lefaure</text:span><text:span text:style-name="Footnote_20_Symbol"><text:span text:style-name="T1"><text:note text:id="ftn11" text:note-class="footnote"><text:note-citation>11</text:note-citation><text:note-body><text:p text:style-name="P27"><text:s/>Entrepreneur chargé de la première tranche des travaux : terrassement et fondations</text:p><text:p text:style-name="P27"/></text:note-body></text:note></text:span></text:span><text:span text:style-name="T1"> de demander pour lui à M. le Préfet</text:span><text:span text:style-name="Footnote_20_Symbol"><text:span text:style-name="T1"><text:note text:id="ftn12" text:note-class="footnote"><text:note-citation>12</text:note-citation><text:note-body><text:p text:style-name="Footnote"><text:s/><text:span text:style-name="T2">Claude-Philibert Barthelot, comte de </text:span><text:a xlink:type="simple" xlink:href="http://fr.wikipedia.org/wiki/Rambuteau"><text:span text:style-name="Internet_20_link"><text:span text:style-name="T11">Rambuteau</text:span></text:span></text:a>, <text:span text:style-name="T1">préfet de la Seine depuis 1833.</text:span></text:p><text:p text:style-name="Footnote"/></text:note-body></text:note></text:span></text:span><text:span text:style-name="T1"> ||la place du Panthéon pour chantier.</text:span></text:p>
        </text:list-item>
        <text:list-item>
          <text:p text:style-name="P19">On continue comme la veille.</text:p>
        </text:list-item>
        <text:list-item>
          <text:p text:style-name="P19">On continue comme les jours précédents.</text:p>
        </text:list-item>
        <text:list-item>
          <text:p text:style-name="P7">On vérifie l’alignement. On trouve 2 centimètres||d’erreur sur une longueur de 50, 00 [m].</text:p>
        </text:list-item>
        <text:list-item>
          <text:p text:style-name="P19">Mêmes travaux que les jours précédents.</text:p>
        </text:list-item>
        <text:list-item>
          <text:p text:style-name="P1"><text:span text:style-name="T6">D.</text:span><text:span text:style-name="Footnote_20_Symbol"><text:span text:style-name="T6"><text:note text:id="ftn13" text:note-class="footnote"><text:note-citation>13</text:note-citation><text:note-body><text:p text:style-name="P29"><text:s/>La notation des dimanches, sous cette forme, sera désormais systématique (sauf omission) sous la plume de Labrouste.</text:p></text:note-body></text:note></text:span></text:span><text:span text:style-name="T1"> Un cheval attelé en flèche à un tombereau tombe||dans la fouille et aurait entraîné le limonier et le||tombereau si on ne l’avait vivement détaché[,] on démonte||quelques étais au milieu desquels il est retenu pour le||descendre au fond de la fouille. Au moyen d’une[</text:span><text:span text:style-name="T5">f. 4v]</text:span><text:span text:style-name="T1">||chèvre</text:span><text:span text:style-name="T5"> </text:span><text:span text:style-name="T1">empruntée à M. Dubief charpentier de S[ain]te-Barbe||travaillant à Reims</text:span><text:span text:style-name="Footnote_20_Symbol"><text:span text:style-name="T1"><text:note text:id="ftn14" text:note-class="footnote"><text:note-citation>14</text:note-citation><text:note-body><text:p text:style-name="P29"><text:s/>Ancien collège de Reims, intégré à Sainte-Barbe depuis 1807</text:p><text:p text:style-name="P27"/></text:note-body></text:note></text:span></text:span><text:span text:style-name="T1">, on a remonté le cheval sur le sol.||Ce cheval n’a éprouvé aucune blessure apparente.||Le chantier a été fermé à 4 h</text:span><text:span text:style-name="T8"> </text:span><text:span text:style-name="T1">et les ouvriers renvoyés exceptés [</text:span><text:span text:style-name="T5">sic</text:span><text:span text:style-name="T1">]||les démolisseurs qui travaillent au-dessus de la porte principale||sur la rue des Sept-Voies</text:span><text:span text:style-name="Footnote_20_Symbol"><text:span text:style-name="T1"><text:note text:id="ftn15" text:note-class="footnote"><text:note-citation>15</text:note-citation><text:note-body><text:p text:style-name="P30"><text:s/><text:span text:style-name="T1">« Le repos dominical, institué en 1814, est respecté sauf par les ouvriers à domicile […] et dans le bâtiment où la besogne ne connaît pas d’interruption à la belle saison. » (Fabrice Laroulandie, </text:span><text:span text:style-name="T5">Les ouvriers de Paris au XIX</text:span><text:span text:style-name="T10">e</text:span><text:span text:style-name="T5"> siècle</text:span><text:span text:style-name="T1">, Paris, Ed. Christian, 1997, p. 77)</text:span></text:p><text:p text:style-name="Footnote"/></text:note-body></text:note></text:span></text:span><text:span text:style-name="T1">.</text:span></text:p>
        </text:list-item>
        <text:list-item>
          <text:p text:style-name="P7">On continue la démolition sur la rue des Sept-Voies.</text:p>
        </text:list-item>
        <text:list-item>
          <text:p text:style-name="P7">On continue la démolition au-dessus de la porte cochère||qui est interdite. Une porte murée sur la rue des 7-Voies vers||la rue Jean-Hubert est ouverte provisoirement pour le service.</text:p>
        </text:list-item>
        <text:list-item>
          <text:p text:style-name="P7">On continue comme la veille. On descend des libages et||on commence à descendre du moellon entre les contreforts||pour les fondations en maçonnerie.</text:p>
        </text:list-item>
        <text:list-item>
          <text:p text:style-name="P15"><text:span text:style-name="T1">Je remets à M. Lefaure le dessin et les instructions||écrites nécessaires pour les fondations en </text:span><text:soft-page-break/><text:span text:style-name="T1">maçonnerie||que l’on commence.||M. Duvoir</text:span><text:span text:style-name="Footnote_20_Symbol"><text:span text:style-name="T1"><text:note text:id="ftn16" text:note-class="footnote"><text:note-citation>16</text:note-citation><text:note-body><text:p text:style-name="P22"><text:s/>Entrepreneur de chauffage (« Léon Duvoir Leblanc, fabriquant breveté d’appareils hydropyrotechniques pour le chauffage et la ventilation des églises, palais, tribunaux, prisons, hospices, collèges, théâtres, écoles, etc. », 38 rue Notre-Dame-des-Champs (en-tête de lettre, BSG ms. 3915-3920, f. 43)</text:p><text:p text:style-name="P27"/></text:note-body></text:note></text:span></text:span><text:span text:style-name="T1"> est venu soi-disant de la part de M. le Ministre||pour le chauffage. M. Albert Lenoir</text:span><text:span text:style-name="Footnote_20_Symbol"><text:span text:style-name="T1"><text:note text:id="ftn17" text:note-class="footnote"><text:note-citation>17</text:note-citation><text:note-body><text:p text:style-name="P28"><text:span text:style-name="T1"> Alexandre-</text:span><text:span text:style-name="T5">Albert</text:span><text:span text:style-name="T1"> Lenoir (1801-1891), architecte (</text:span><text:span text:style-name="T5">GLU</text:span><text:span text:style-name="T1">)</text:span></text:p></text:note-body></text:note></text:span></text:span><text:span text:style-name="T1"> est venu sur mon invitation et a||pris connaissance des fragments et médailles trouvées [</text:span><text:span text:style-name="T5">sic</text:span><text:span text:style-name="T1">]||dans les fouilles. Il ne paraît pas leur trouver d’intérêt.</text:span></text:p>
        </text:list-item>
        <text:list-item>
          <text:p text:style-name="P7">On continue la démolition sur la rue des Sept-Voies et||l’on prépare la maçonnerie en moellons pour les fondations.</text:p>
        </text:list-item>
        <text:list-item>
          <text:p text:style-name="P19">On a terminé la démolition sur la rue des 7-Voies jusqu’au sol.</text:p>
        </text:list-item>
        <text:list-item>
          <text:p text:style-name="P20"><text:span text:style-name="T6">D.</text:span><text:span text:style-name="T1"> On continue comme la veille.</text:span></text:p>
        </text:list-item>
        <text:list-item>
          <text:p text:style-name="P7">On continue ; l’appareilleur commence à faire tailler en tous||sens les pierres de l’Administration qui doivent être posées||comme libages intermédiaires dans la maçonnerie de||moellon. Je n’avais pas dit de le faire.</text:p>
        </text:list-item>
      </text:list>
      <text:p text:style-name="P25">[f. 5]</text:p>
      <text:p text:style-name="P3"/>
      <text:list xml:id="list37539329" text:continue-numbering="true" text:style-name="WW8Num69">
        <text:list-item>
          <text:p text:style-name="P7">On continue à tailler les pierres de l’Administration||malgré les observations de M. Miller inspecteur. J’ai écrit||à ce sujet à M. Lefaure.||MM. Travers et Roussel sont venus prendre connaissance du||projet et du devis en ce qui concerne la serrurerie.</text:p>
        </text:list-item>
        <text:list-item>
          <text:p text:style-name="P15"><text:span text:style-name="T1">On a remblayé entre les contreforts avec de la terre. Après||six rangs de moellon formant 1 m de hauteur on commence||à poser les pierres de l’Administration comme libages intermé[-]||diaires. J’ai vu M. Denoue il m’a remis la lettre de M.||le Préfet relative à l’ordonnance royale d’expropriation</text:span><text:span text:style-name="Footnote_20_Symbol"><text:span text:style-name="T1"><text:note text:id="ftn18" text:note-class="footnote"><text:note-citation>18</text:note-citation><text:note-body><text:p text:style-name="P29"><text:s/>BSG ms 4273, F 18250 : « Ancienne <text:s/>prison de Montaigu », plan de situation indiquant les propriétés voisines [1842 ?]</text:p><text:p text:style-name="P29"/></text:note-body></text:note></text:span></text:span><text:span text:style-name="T1">.||On plante un arbre à S[ain]te-Barbe venant de la rue des Juits [</text:span><text:span text:style-name="T4">sic</text:span><text:span text:style-name="T1">]</text:span><text:span text:style-name="Footnote_20_Symbol"><text:span text:style-name="T1"><text:note text:id="ftn19" text:note-class="footnote"><text:note-citation>19</text:note-citation><text:note-body><text:p text:style-name="P26"><text:s/>Transcription incertaine</text:p></text:note-body></text:note></text:span></text:span><text:span text:style-name="T1">.||Explication avec M. Lefaure au sujet des pierres de l’Administration.</text:span></text:p>
        </text:list-item>
        <text:list-item>
          <text:p text:style-name="P19">On continue comme les jours précédents.</text:p>
        </text:list-item>
        <text:list-item>
          <text:p text:style-name="P7">On continue. Rien de nouveau. On descend des libages||dans la cave sur la rue des Sept-Voies.</text:p>
        </text:list-item>
        <text:list-item>
          <text:p text:style-name="P15"><text:span text:style-name="T1">On continue la maçonnerie du moellon vers le fond du||terrain au couchant. On termine le 5</text:span><text:span text:style-name="T8">e</text:span><text:span text:style-name="T1"> rang de moellons.||On continue la fouille qui doit joindre les fondations||de la façade à celles situées dans les caves de la||rue des Sept-Voies. On continue à y descendre des libages.||J’ai écrit à M. Lefaure pour constater l’avancement des||travaux pour le mémoire de septembre et l’engager à||déblayer la démolition à l’endroit de l’axe du bâtiment.</text:span></text:p>
        </text:list-item>
      </text:list>
      <text:p text:style-name="P3"/>
      <text:p text:style-name="P9">______</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New" svg:font-family="'Courier New'" style:font-pitch="variable"/>
    <style:font-face style:name="Courier New1"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eroPage" style:family="paragraph" style:parent-style-name="Standard" style:class="text">
      <style:paragraph-properties fo:text-align="end" style:justify-single-word="false">
        <style:tab-stops>
          <style:tab-stop style:position="14.753cm"/>
        </style:tab-stops>
      </style:paragraph-properties>
      <style:text-properties style:font-name="Garamond" fo:font-style="italic" fo:font-weight="bold" style:font-style-asian="italic" style:font-weight-asian="bold" style:font-name-complex="Garamond" style:font-style-complex="italic" style:font-weight-complex="bold"/>
    </style:style>
    <style:style style:name="numeroMois" style:family="paragraph" style:parent-style-name="numeroPage" style:class="text"/>
    <style:style style:name="nomMois" style:family="paragraph" style:parent-style-name="numeroMois" style:class="text"/>
    <style:style style:name="titreAnnee" style:family="paragraph" style:parent-style-name="nomMois" style:class="text"/>
    <style:style style:name="debutAnnee" style:family="paragraph" style:parent-style-name="titreAnnee" style:class="text"/>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WW8Num69z1" style:family="text">
      <style:text-properties style:font-name="Courier New" style:font-name-complex="Garamond"/>
    </style:style>
    <style:style style:name="WW8Num69z2" style:family="text">
      <style:text-properties style:font-name="Wingdings" style:font-name-complex="Wingdings"/>
    </style:style>
    <style:style style:name="WW8Num69z3" style:family="text">
      <style:text-properties style:font-name="Symbol" style:font-name-complex="Symbol"/>
    </style:style>
    <style:style style:name="Internet_20_link" style:display-name="Internet link" style:family="text" style:parent-style-name="Police_20_par_20_défaut">
      <style:text-properties fo:color="#336699" style:text-line-through-style="none" style:text-underline-style="none"/>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consecutive-numbering="true">
      <text:list-level-style-number text:level="1"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6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ence Clavaud</meta:initial-creator>
    <meta:creation-date>2013-01-18T17:39:35.43</meta:creation-date>
    <meta:document-statistic meta:table-count="0" meta:image-count="0" meta:object-count="0" meta:page-count="6" meta:paragraph-count="96" meta:word-count="1552" meta:character-count="9515"/>
    <dc:date>2013-01-18T17:40:12.17</dc:date>
    <dc:creator>Florence Clavaud</dc:creator>
    <meta:editing-duration>PT37S</meta:editing-duration>
    <meta:editing-cycles>1</meta:editing-cycles>
    <meta:generator>OpenOffice.org/3.4.1$Win32 OpenOffice.org_project/341m1$Build-9593</meta:generator>
  </office:meta>
</office:document-meta>
</file>